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5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MT" fo:font-size="14pt" fo:language="en" fo:country="US" fo:font-style="normal" fo:text-shadow="none" style:text-underline-style="none" fo:font-weight="normal" style:font-name-asian="ArialMT" style:font-size-asian="14pt" style:language-asian="en" style:country-asian="US" style:font-style-asian="normal" style:font-weight-asian="normal" style:font-name-complex="ArialMT" style:font-size-complex="14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ext-properties fo:font-size="14pt" style:font-size-asian="14pt" style:font-size-complex="14pt"/>
    </style:style>
    <style:style style:name="T1" style:family="text">
      <style:text-properties style:font-name="ArialMT" fo:font-size="14pt" style:font-name-asian="ArialMT" style:font-size-asian="14pt" style:font-name-complex="ArialM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Vérifier l'accès à l'api.</text:p>
          </table:table-cell>
          <table:table-cell table:style-name="ce11" office:value-type="string">
            <text:p>Ajouter un console.log dans le code et </text:p>
            <text:p>Interpréter les résultats dans la console</text:p>
            <text:p>du navigateur</text:p>
          </table:table-cell>
          <table:table-cell table:style-name="ce11" office:value-type="string">
            <text:p>Dans l'objet response une valeur de 200 dans l'index status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<text:span text:style-name="T1">En cliquant sur le produit, l’utilisateur sera </text:span><text:span text:style-name="T1">redirigé sur la page du produit pour consulter</text:span></text:p>
            <text:p><text:span text:style-name="T1">celui-ci plus en détail.</text:span></text:p>
          </table:table-cell>
          <table:table-cell table:style-name="ce12" office:value-type="string">
            <text:p>Cliquer sur un produit</text:p>
          </table:table-cell>
          <table:table-cell table:style-name="ce12" office:value-type="string">
            <text:p>Ouvrir une page produit où le produit apparaît avec sa photo, son nom, sa description, le choix de sa couleur(menu déroulant et de sa quantité (input)</text:p>
          </table:table-cell>
          <table:table-cell table:style-name="ce16" office:value-type="string">
            <text:p>OK</text:p>
          </table:table-cell>
          <table:table-cell table:style-name="ce18"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 office:value-type="string">
            <text:p>...</text:p>
          </table:table-cell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6" table:number-rows-repeated="14">
          <table:table-cell table:style-name="ce3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6">
          <table:table-cell table:style-name="ce4"/>
          <table:table-cell table:style-name="ce9"/>
          <table:table-cell table:style-name="ce13" table:number-columns-repeated="2"/>
          <table:table-cell table:style-name="ce17"/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6">
          <table:table-cell table:style-name="ce2"/>
          <table:table-cell table:style-name="ce6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5/11/2021</text:date>, <text:time>12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1-11-05T12:22:51.24</dc:date>
    <meta:editing-duration>PT4H49M48S</meta:editing-duration>
    <meta:editing-cycles>9</meta:editing-cycles>
    <meta:document-statistic meta:table-count="1" meta:cell-count="22" meta:object-count="0"/>
  </office:meta>
</office:document-meta>
</file>